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912fe" officeooo:paragraph-rsid="004912fe"/>
    </style:style>
    <style:style style:name="P2" style:family="paragraph" style:parent-style-name="Standard">
      <style:text-properties officeooo:rsid="004bcb24" officeooo:paragraph-rsid="004bc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naprawianie pingwina C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6T00:12:41.907019636</dc:date>
    <meta:editing-duration>PT23H58M53S</meta:editing-duration>
    <meta:editing-cycles>40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